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fde0" officeooo:paragraph-rsid="0011fde0"/>
    </style:style>
    <style:style style:name="P2" style:family="paragraph" style:parent-style-name="Standard">
      <style:text-properties officeooo:rsid="0011fde0" officeooo:paragraph-rsid="0014ba39"/>
    </style:style>
    <style:style style:name="P3" style:family="paragraph" style:parent-style-name="Standard">
      <style:text-properties officeooo:rsid="0011fde0" officeooo:paragraph-rsid="00171b29"/>
    </style:style>
    <style:style style:name="P4" style:family="paragraph" style:parent-style-name="Standard">
      <style:text-properties officeooo:rsid="0013912d" officeooo:paragraph-rsid="0013912d"/>
    </style:style>
    <style:style style:name="P5" style:family="paragraph" style:parent-style-name="Standard">
      <style:text-properties fo:font-weight="bold" officeooo:rsid="0013912d" officeooo:paragraph-rsid="0013912d" style:font-weight-asian="bold" style:font-weight-complex="bold"/>
    </style:style>
    <style:style style:name="P6" style:family="paragraph" style:parent-style-name="Standard">
      <style:text-properties fo:font-weight="bold" officeooo:rsid="0014ba39" officeooo:paragraph-rsid="0014ba39" style:font-weight-asian="bold" style:font-weight-complex="bold"/>
    </style:style>
    <style:style style:name="P7" style:family="paragraph" style:parent-style-name="Standard">
      <style:text-properties fo:font-weight="bold" officeooo:rsid="0014ba39" officeooo:paragraph-rsid="00170603" style:font-weight-asian="bold" style:font-weight-complex="bold"/>
    </style:style>
    <style:style style:name="P8" style:family="paragraph" style:parent-style-name="Standard">
      <style:text-properties fo:font-weight="bold" officeooo:rsid="0011fde0" officeooo:paragraph-rsid="0011fde0" style:font-weight-asian="bold" style:font-weight-complex="bold"/>
    </style:style>
    <style:style style:name="P9" style:family="paragraph" style:parent-style-name="Standard">
      <style:text-properties officeooo:rsid="0014ba39" officeooo:paragraph-rsid="0014ba39"/>
    </style:style>
    <style:style style:name="P10" style:family="paragraph" style:parent-style-name="Standard">
      <style:text-properties officeooo:rsid="00171b29" officeooo:paragraph-rsid="00171b29"/>
    </style:style>
    <style:style style:name="P11" style:family="paragraph" style:parent-style-name="Standard">
      <style:text-properties style:font-name="serif" fo:font-size="11.25pt" officeooo:rsid="0011fde0" officeooo:paragraph-rsid="0014ba39"/>
    </style:style>
    <style:style style:name="P12" style:family="paragraph" style:parent-style-name="Standard">
      <style:text-properties style:font-name="serif" fo:font-size="11.25pt" officeooo:rsid="0011fde0" officeooo:paragraph-rsid="0011fde0"/>
    </style:style>
    <style:style style:name="P13" style:family="paragraph" style:parent-style-name="Standard">
      <style:text-properties style:font-name="serif" fo:font-size="11.25pt" fo:font-weight="bold" officeooo:rsid="00171b29" officeooo:paragraph-rsid="00171b29" style:font-weight-asian="bold" style:font-weight-complex="bold"/>
    </style:style>
    <style:style style:name="P14" style:family="paragraph" style:parent-style-name="Standard">
      <style:text-properties style:font-name="serif" fo:font-size="11.25pt" fo:font-weight="bold" officeooo:rsid="0014ba39" officeooo:paragraph-rsid="0011fde0" style:font-weight-asian="bold" style:font-weight-complex="bold"/>
    </style:style>
    <style:style style:name="P15" style:family="paragraph" style:parent-style-name="Standard">
      <style:text-properties style:font-name="serif" fo:font-size="11.25pt" fo:font-weight="bold" officeooo:rsid="001d6b7f" officeooo:paragraph-rsid="001d6b7f" style:font-weight-asian="bold" style:font-weight-complex="bold"/>
    </style:style>
    <style:style style:name="P16" style:family="paragraph" style:parent-style-name="Standard">
      <style:text-properties style:font-name="serif" fo:font-size="11.25pt" fo:font-weight="bold" officeooo:rsid="00317ff6" officeooo:paragraph-rsid="00317ff6" style:font-weight-asian="bold" style:font-weight-complex="bold"/>
    </style:style>
    <style:style style:name="P17" style:family="paragraph" style:parent-style-name="Standard">
      <style:text-properties style:font-name="serif" fo:font-size="11.25pt" officeooo:rsid="00171b29" officeooo:paragraph-rsid="00171b29"/>
    </style:style>
    <style:style style:name="P18" style:family="paragraph" style:parent-style-name="Standard">
      <style:text-properties style:font-name="serif" fo:font-size="11.25pt" fo:font-weight="normal" officeooo:rsid="001b9f98" officeooo:paragraph-rsid="001b9f98" style:font-weight-asian="normal" style:font-weight-complex="normal"/>
    </style:style>
    <style:style style:name="P19" style:family="paragraph" style:parent-style-name="Standard">
      <style:text-properties style:font-name="serif" fo:font-size="11.25pt" fo:font-weight="normal" officeooo:rsid="001c8bf6" officeooo:paragraph-rsid="001c8bf6" style:font-weight-asian="normal" style:font-weight-complex="normal"/>
    </style:style>
    <style:style style:name="P20" style:family="paragraph" style:parent-style-name="Standard">
      <style:text-properties style:font-name="serif" fo:font-size="11.25pt" fo:font-weight="normal" officeooo:rsid="001c8bf6" officeooo:paragraph-rsid="001d6b7f" style:font-weight-asian="normal" style:font-weight-complex="normal"/>
    </style:style>
    <style:style style:name="P21" style:family="paragraph" style:parent-style-name="Standard">
      <style:text-properties style:font-name="serif" fo:font-size="11.25pt" fo:font-weight="normal" officeooo:rsid="001fdc26" officeooo:paragraph-rsid="001fdc26" style:font-weight-asian="normal" style:font-weight-complex="normal"/>
    </style:style>
    <style:style style:name="P22" style:family="paragraph" style:parent-style-name="Standard">
      <style:text-properties style:font-name="serif" fo:font-size="11.25pt" fo:font-weight="normal" officeooo:rsid="002672b4" officeooo:paragraph-rsid="002672b4" style:font-weight-asian="normal" style:font-weight-complex="normal"/>
    </style:style>
    <style:style style:name="P23" style:family="paragraph" style:parent-style-name="Standard">
      <style:text-properties style:font-name="serif" fo:font-size="11.25pt" officeooo:rsid="0014ba39" officeooo:paragraph-rsid="0014ba39"/>
    </style:style>
    <style:style style:name="P24" style:family="paragraph" style:parent-style-name="Standard">
      <style:text-properties officeooo:rsid="00185d23" officeooo:paragraph-rsid="00185d23"/>
    </style:style>
    <style:style style:name="P25" style:family="paragraph" style:parent-style-name="Standard">
      <style:text-properties officeooo:rsid="001c8bf6" officeooo:paragraph-rsid="001c8bf6"/>
    </style:style>
    <style:style style:name="P26" style:family="paragraph" style:parent-style-name="Standard">
      <style:text-properties officeooo:rsid="001d6b7f" officeooo:paragraph-rsid="001d6b7f"/>
    </style:style>
    <style:style style:name="P27" style:family="paragraph" style:parent-style-name="Standard">
      <style:text-properties officeooo:rsid="001fdc26" officeooo:paragraph-rsid="001fdc26"/>
    </style:style>
    <style:style style:name="P28" style:family="paragraph" style:parent-style-name="Standard">
      <style:text-properties fo:font-style="italic" officeooo:rsid="0011fde0" officeooo:paragraph-rsid="00170603" style:font-style-asian="italic" style:font-style-complex="italic"/>
    </style:style>
    <style:style style:name="P29" style:family="paragraph" style:parent-style-name="Standard">
      <style:text-properties style:text-position="0% 100%" style:font-name="serif" fo:font-size="11.25pt" fo:font-weight="normal" officeooo:rsid="0025453b" officeooo:paragraph-rsid="0025453b" style:font-weight-asian="normal" style:font-weight-complex="normal"/>
    </style:style>
    <style:style style:name="P30" style:family="paragraph" style:parent-style-name="Standard">
      <style:text-properties officeooo:rsid="002af28b" officeooo:paragraph-rsid="002af28b"/>
    </style:style>
    <style:style style:name="P31" style:family="paragraph" style:parent-style-name="Heading_20_2">
      <style:text-properties style:font-name="serif" fo:font-size="11.25pt" fo:font-weight="bold" officeooo:rsid="00171b29" officeooo:paragraph-rsid="00171b29" style:font-weight-asian="bold" style:font-weight-complex="bold"/>
    </style:style>
    <style:style style:name="P32" style:family="paragraph" style:parent-style-name="Standard">
      <style:text-properties style:font-name="serif" fo:font-size="11.25pt" fo:font-weight="normal" officeooo:rsid="001c8bf6" officeooo:paragraph-rsid="001d6b7f" style:font-weight-asian="normal" style:font-weight-complex="normal"/>
    </style:style>
    <style:style style:name="P33" style:family="paragraph" style:parent-style-name="Standard">
      <style:text-properties style:font-name="serif" fo:font-size="11.25pt" fo:font-weight="normal" officeooo:rsid="001c8bf6" officeooo:paragraph-rsid="003271be" style:font-weight-asian="normal" style:font-weight-complex="normal"/>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1">
      <style:paragraph-properties fo:margin-top="0in" fo:margin-bottom="0in" loext:contextual-spacing="false"/>
    </style:style>
    <style:style style:name="P37" style:family="paragraph" style:parent-style-name="Text_20_body" style:list-style-name="L2">
      <style:paragraph-properties fo:margin-top="0in" fo:margin-bottom="0in" loext:contextual-spacing="false"/>
    </style:style>
    <style:style style:name="T1" style:family="text">
      <style:text-properties officeooo:rsid="0014ba39"/>
    </style:style>
    <style:style style:name="T2" style:family="text">
      <style:text-properties style:font-name="serif" fo:font-size="11.25pt"/>
    </style:style>
    <style:style style:name="T3" style:family="text">
      <style:text-properties style:font-name="serif" fo:font-size="11.25pt" officeooo:rsid="0014ba39"/>
    </style:style>
    <style:style style:name="T4" style:family="text">
      <style:text-properties style:font-name="serif" fo:font-size="11.25pt" fo:font-weight="bold" style:font-weight-asian="bold" style:font-weight-complex="bold"/>
    </style:style>
    <style:style style:name="T5" style:family="text">
      <style:text-properties style:font-name="serif" fo:font-size="11.25pt" fo:font-weight="bold" officeooo:rsid="0014ba39" style:font-weight-asian="bold" style:font-weight-complex="bold"/>
    </style:style>
    <style:style style:name="T6" style:family="text">
      <style:text-properties style:font-name="serif" fo:font-size="11.25pt" officeooo:rsid="0020e12b"/>
    </style:style>
    <style:style style:name="T7" style:family="text">
      <style:text-properties style:font-name="serif" fo:font-size="7.5pt"/>
    </style:style>
    <style:style style:name="T8" style:family="text">
      <style:text-properties officeooo:rsid="00171b29"/>
    </style:style>
    <style:style style:name="T9" style:family="text">
      <style:text-properties officeooo:rsid="001c8bf6"/>
    </style:style>
    <style:style style:name="T10" style:family="text">
      <style:text-properties style:text-position="sub 58%"/>
    </style:style>
    <style:style style:name="T11" style:family="text">
      <style:text-properties style:text-position="0% 100%"/>
    </style:style>
    <style:style style:name="T12" style:family="text">
      <style:text-properties style:text-position="0% 100%" officeooo:rsid="001d6b7f"/>
    </style:style>
    <style:style style:name="T13" style:family="text">
      <style:text-properties style:text-position="0% 100%" officeooo:rsid="001fdc26"/>
    </style:style>
    <style:style style:name="T14" style:family="text">
      <style:text-properties style:text-position="0% 100%" officeooo:rsid="0024d507"/>
    </style:style>
    <style:style style:name="T15" style:family="text">
      <style:text-properties officeooo:rsid="0020e12b"/>
    </style:style>
    <style:style style:name="T16" style:family="text">
      <style:text-properties officeooo:rsid="00230c57"/>
    </style:style>
    <style:style style:name="T17" style:family="text">
      <style:text-properties officeooo:rsid="00265cdc"/>
    </style:style>
    <style:style style:name="T18" style:family="text">
      <style:text-properties officeooo:rsid="002843a3"/>
    </style:style>
    <style:style style:name="T19" style:family="text">
      <style:text-properties officeooo:rsid="002a2cbf"/>
    </style:style>
    <style:style style:name="T20" style:family="text">
      <style:text-properties officeooo:rsid="002c932b"/>
    </style:style>
    <style:style style:name="T21" style:family="text">
      <style:text-properties officeooo:rsid="002fb34a"/>
    </style:style>
    <style:style style:name="T22" style:family="text">
      <style:text-properties officeooo:rsid="003271be"/>
    </style:style>
    <style:style style:name="T23" style:family="text">
      <style:text-properties fo:font-weight="bold" officeooo:rsid="003271be"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SE 499B</text:p>
      <text:p text:style-name="P16">Sumaiya Noorjahan</text:p>
      <text:p text:style-name="P16">1512065642</text:p>
      <text:p text:style-name="P11"/>
      <text:p text:style-name="P13">Introduction:</text:p>
      <text:p text:style-name="P11"/>
      <text:p text:style-name="P2"><text:span text:style-name="T2">One of the parameters to measure pollution levels is the carbon footprint (CF) which is an important component of the total Ecological Footprint is defined as an indicator of the environmental impact caused by human demand made of existing resources in the planet's ecosystems, linking it with the ecological capacity of the Earth to regenerate its resources. </text:span><text:span text:style-name="T3">[1]</text:span></text:p>
      <text:p text:style-name="P6">Carbon Footprint:</text:p>
      <text:p text:style-name="P9"><text:span text:style-name="T2">Carbon Footprint (CF) is a measure that attempts to quantify the amount of emissions of greenhouse gases (GHGs) - expressed in CO</text:span><text:span text:style-name="T7">2</text:span> <text:span text:style-name="T2">equivalents - which are released into the atmosphere as a result of human intervention. It includes all activities or links in a process that describes the life cycle of a product, from raw materials to final disposal as waste. In this way, the consumer can get an idea of the potential for contamination of the products they consume. The CF represents 50% of the total ecological footprint of humanity and is undoubtedly the fastest growing component and generates more concern about their potential impact on climate change. It is an expression of the need to capture CO</text:span><text:span text:style-name="T7">2</text:span> <text:span text:style-name="T2">emitted to keep the global atmosphere within stable thermal ranges.[1]</text:span></text:p>
      <text:p text:style-name="P17"/>
      <text:p text:style-name="P13">Carbon Footprint Of paper and pulp industry:</text:p>
      <text:p text:style-name="P18">Papers are mostly made out of trees and around 40% of the world’s commercially cut trees are being used for this purpose. The pulp and paper industry are also major contributor of deforestation as over 30 million acres of forests are being destroyed annually. Paper Production also requires a huge amount of water. Production of <text:s/>atypical A4 paper requires 10 liters of water. Moreover, most of materials found in landfills are papers. In fact, the life cycle of papers produced this way is damaging to the environment from the beginning to the end; it requires cutting down of trees to produce the papers, and when papers rot, they produce methane, a greenhouse gas, or carbon dioxide when burned or composted.<text:span text:style-name="T9">[3]</text:span></text:p>
      <text:p text:style-name="P19">Paper manufacturing is the third largest user of fossil fuels worldwide according to the American Forest and Paper Association.[4]Although recycling paper or using tree-free paper can help decrease the environmental impacts, most paper still end up in the landfills. Paper production also causes air pollution as it releases <text:s/>nitrogen dioxide,sulfur dioxide are major contributors to acid rain,whereas carbon dioxide is greenhouse gas responsible for climate change. Waste waters discharged from pulp and papers mills contain solid, nutrients and other dissolved organic pollutants.</text:p>
      <text:p text:style-name="P20">Using increased amount of paper means cutting down of more trees. It also requires transportation and processing. A single piece of paper releases 4.64g of <text:s/>CO<text:span text:style-name="T10">2</text:span><text:span text:style-name="T11">eq(equivalent carbon <text:s/>dioxide)(both in carbon emitted during processing and carbon that could have been sequestered if the trees had remained alive).</text:span><text:span text:style-name="T12">[2]</text:span></text:p>
      <text:p text:style-name="P15"><text:span text:style-name="T11">Number Of </text:span><text:span text:style-name="T13">Under</text:span><text:span text:style-name="T14">g</text:span><text:span text:style-name="T13">raduate Students:</text:span></text:p>
      <text:p text:style-name="P21">3.2 million students are enrolled currently <text:span text:style-name="T15">a</text:span>ccording to Univers<text:span text:style-name="T16">i</text:span>ty Grand Comission(UGC).<text:span text:style-name="T15">[6]</text:span></text:p>
      <text:p text:style-name="P22">size of a paper: 29.7 <text:span text:style-name="T18">X21 cm=297X210 mm</text:span></text:p>
      <text:p text:style-name="P21"><text:s/></text:p>
      <text:p text:style-name="P29">carbon footprint of papers:</text:p>
      <text:p text:style-name="P29">volumes:<text:span text:style-name="T20">length *witdth *thickness</text:span></text:p>
      <text:p text:style-name="P20"><text:span text:style-name="T23"/></text:p>
      <text:p text:style-name="P33"><text:soft-page-break/><text:span text:style-name="T23">Carbon Foot print in NSU For a course CSE 499B under ECE Department:</text:span></text:p>
      <text:p text:style-name="P33"><text:span text:style-name="T22">Printed page provided 200/semester</text:span></text:p>
      <text:p text:style-name="P33"><text:span text:style-name="T22">copies tobe submitted 3/semester</text:span></text:p>
      <text:p text:style-name="P33"><text:span text:style-name="T22">total sudents</text:span></text:p>
      <text:p text:style-name="P33"><text:s/></text:p>
      <text:p text:style-name="P19"/>
      <text:p text:style-name="P18"/>
      <text:p text:style-name="P18"/>
      <text:p text:style-name="P13"/>
      <text:p text:style-name="P23"><text:s text:c="3"/></text:p>
      <text:p text:style-name="P14"/>
      <text:p text:style-name="P14"/>
      <text:p text:style-name="P14"/>
      <text:p text:style-name="P10"><text:span text:style-name="T5">C</text:span><text:span text:style-name="T4">arbon Footprint of Data-centers:</text:span></text:p>
      <text:h text:style-name="P31" text:outline-level="2">The Four Carbon Footprint categories</text:h>
      <text:p text:style-name="Text_20_body">We have used a <text:a xlink:type="simple" xlink:href="https://ei.se/sv/for-energiforetag/el/ursprungsmarkning-av-el/" office:target-frame-name="_blank" xlink:show="new" text:style-name="Internet_20_link" text:visited-style-name="Visited_20_Internet_20_Link">Nordisk Residualmix</text:a> as the factor for CO2e emissions per kWh. The factor is 0,329 CO2e / kWh. The reason for us using this is that most business using our calculator are expected to be in the Nordics.</text:p>
      <text:p text:style-name="Text_20_body">So if we use these number and assumptions from above:</text:p>
      <text:list xml:id="list1853079333" text:style-name="L1">
        <text:list-item>
          <text:p text:style-name="P36">Emissions from production of servers for use on premise: 320 kg CO2e/year</text:p>
        </text:list-item>
        <text:list-item>
          <text:p text:style-name="P36">Emissions from production of servers for use in cloud (since 50% is manufactured for use in cloud): 160 kg CO2e/year</text:p>
        </text:list-item>
        <text:list-item>
          <text:p text:style-name="P36">Emissions from green power consumption: 0 kg CO2e/year</text:p>
        </text:list-item>
        <text:list-item>
          <text:p text:style-name="P36">Emissions from non-green consumption for premise power or self managed servers : 1760.3 kWh / year * 0,329 CO2e / kWh = 579 kg CO2e</text:p>
        </text:list-item>
        <text:list-item>
          <text:p text:style-name="P34">From non-green cloud power consumption : 1760.3 kWh / year * 0,329 CO2e / kWh * 0,5 = 290 kg CO2e</text:p>
        </text:list-item>
      </text:list>
      <text:p text:style-name="Text_20_body">This results in these factors four our four categories:<text:span text:style-name="T19">[7]</text:span></text:p>
      <text:list xml:id="list3682960602" text:style-name="L2">
        <text:list-item>
          <text:p text:style-name="P37">Cloud server using 100% green electricity: <text:span text:style-name="Strong_20_Emphasis">160 kg CO2e / year and server</text:span></text:p>
        </text:list-item>
        <text:list-item>
          <text:p text:style-name="P37">Cloud server using non-green electricity: <text:span text:style-name="Strong_20_Emphasis">450 kg CO2e / year and server</text:span></text:p>
        </text:list-item>
        <text:list-item>
          <text:p text:style-name="P37">On premise or data center-server using 100% green electricity: <text:span text:style-name="Strong_20_Emphasis">320 kg CO2e / year and server</text:span></text:p>
        </text:list-item>
        <text:list-item>
          <text:p text:style-name="P35">On premise or data center-server using non-green electricity: <text:span text:style-name="Strong_20_Emphasis">899 kg CO2e / year and server</text:span></text:p>
          <text:p text:style-name="P35"><text:span text:style-name="Strong_20_Emphasis"/></text:p>
        </text:list-item>
      </text:list>
      <text:p text:style-name="P13"/>
      <text:p text:style-name="P13"/>
      <text:p text:style-name="P13"/>
      <text:p text:style-name="P8"/>
      <text:p text:style-name="P8"/>
      <text:p text:style-name="P8">Digital Carbon Footprint:</text:p>
      <text:p text:style-name="P1">Whether its from doing things like burning fossil fuels through driving, cranking up the furnace or grilling a steak, we are all responsible for releasing carbon dioxide into the atmosphere, which is called our carbon footprint. When we collectively produce more carbon than the planet can absorb, the extra <text:soft-page-break/>carbon dioxide contributes to climate change. Even less obvious daily activities add to our carbon footprint, such as using the internet.</text:p>
      <text:p text:style-name="P1">While the Internet's data is essentially invisible, it is processed and stored in massive data centers all over the world. Those data centers are powered 24/7, just waiting to send information-videos ,podcasts,music,news,memes,messages and everything the internet offers-to our digital devices. All that data that we have grown accustomed to having fast at our fingertips along with our always-on mentality ends up contributing to our digital carbon footprints.</text:p>
      <text:p text:style-name="P1"><text:span text:style-name="T2">Some power plants whose generation process is based on burning fossil fuels such as coal, directly generate ash and vapors among which is CO</text:span><text:span text:style-name="T7">2</text:span> <text:span text:style-name="T2">(carbon dioxide), which is one of the gases that favors the greenhouse effect. This effect is responsible for the stable temperature of the earth in a certain range, but an excess of CO</text:span><text:span text:style-name="T7">2</text:span> <text:span text:style-name="T2">in the atmosphere, cause a substantial increase in temperature. While the generation plants that base their production in alternative energies do not pollute the same way during the production cycle, the manufacturing process of the elements necessary to establish the plant do pollute, like the waste produced at the time of completion of the life of each instrument. </text:span><text:span text:style-name="T6">[1]</text:span></text:p>
      <text:p text:style-name="P12"/>
      <text:p text:style-name="P3"/>
      <text:p text:style-name="P1"/>
      <text:p text:style-name="P1"/>
      <text:p text:style-name="P5">Ben<text:span text:style-name="T8">e</text:span>fit Of online Course material:</text:p>
      <text:p text:style-name="P4">It is very problematic to find the course material when we need during the class time. In each courses , slides and <text:span text:style-name="T21">digital </text:span>books are provided but if these things can be collected before the semester begins then it will be easier to understand the course and it’<text:span text:style-name="T1">s </text:span>contents even better getting good grades. Thus, the option for uploading and downloading the online course material will help the students a lot. They would get the idea about the course before taking it. Als<text:span text:style-name="T1">o</text:span>, there will be a comment section where <text:s/>students can ask question if they don’t understand any thing or if they have queries about the course. It thus will be very organi<text:span text:style-name="T8">z</text:span>ed and helpful for the students in the University.</text:p>
      <text:p text:style-name="P7">Reference</text:p>
      <text:p text:style-name="P28"><text:span text:style-name="T1">1. </text:span><text:a xlink:type="simple" xlink:href="https://ieeexplore.ieee.org/document/7836220" text:style-name="Internet_20_link" text:visited-style-name="Visited_20_Internet_20_Link">https://ieeexplore.ieee.org/document/7836220</text:a></text:p>
      <text:p text:style-name="P24">2.<text:a xlink:type="simple" xlink:href="https://www.sciencedirect.com/science/article/pii/S0959652611004409?fbclid=IwAR2F_sJ2VhMJ6r1RU_Zn-GX6CGoPQ-Iywsi8F3EEdJL95KwSjMRK6cpDRT8" text:style-name="Internet_20_link" text:visited-style-name="Visited_20_Internet_20_Link">https://www.sciencedirect.com/science/article/pii/S0959652611004409?fbclid=IwAR2F_sJ2VhMJ6r1RU_Zn-GX6CGoPQ-Iywsi8F3EEdJL95KwSjMRK6cpDRT8</text:a></text:p>
      <text:p text:style-name="P25">3.<text:a xlink:type="simple" xlink:href="https://www.theworldcounts.com/stories/Environmental_Impact_of_Paper_Production" text:style-name="Internet_20_link" text:visited-style-name="Visited_20_Internet_20_Link">https://www.theworldcounts.com/stories/Environmental_Impact_of_Paper_Production</text:a></text:p>
      <text:p text:style-name="P25">4. <text:a xlink:type="simple" xlink:href="https://en.wikipedia.org/wiki/Paperless_office" text:style-name="Internet_20_link" text:visited-style-name="Visited_20_Internet_20_Link">https://en.wikipedia.org/wiki/Paperless_office</text:a></text:p>
      <text:p text:style-name="P26">5.<text:a xlink:type="simple" xlink:href="http://www.ugc-universities.gov.bd/public-universities" text:style-name="Internet_20_link" text:visited-style-name="Visited_20_Internet_20_Link">http://www.ugc-universities.gov.bd/public-universities</text:a></text:p>
      <text:p text:style-name="P27">6.<text:a xlink:type="simple" xlink:href="https://www.thedailystar.net/education-employment/achieving-our-higher-education-targets-1366513" text:style-name="Internet_20_link" text:visited-style-name="Visited_20_Internet_20_Link">https://www.thedailystar.net/education-employment/achieving-our-higher-education-targets-1366513</text:a></text:p>
      <text:p text:style-name="P27"><text:span text:style-name="T17">7.</text:span><text:a xlink:type="simple" xlink:href="https://www.goclimateneutral.org/blog/the-carbon-footprint-of-servers/" text:style-name="Internet_20_link" text:visited-style-name="Visited_20_Internet_20_Link">https://www.goclimateneutral.org/blog/the-carbon-footprint-of-servers/</text:a></text:p>
      <text:p text:style-name="P30">8.<text:a xlink:type="simple" xlink:href="https://i.dell.com/sites/csdocuments/CorpComm_Docs/en/carbon-footprint-poweredge-r640.pdf" text:style-name="Internet_20_link" text:visited-style-name="Visited_20_Internet_20_Link">https://i.dell.com/sites/csdocuments/CorpComm_Docs/en/carbon-footprint-poweredge-r640.pdf</text:a></text:p>
      <text:p text:style-name="P30">9.<text:a xlink:type="simple" xlink:href="https://docs.google.com/document/d/1eCCb3rgqtQxcRwLdTr0P_hCK_drIZrm1Dpb4dlPeG6M/edit" text:style-name="Internet_20_link" text:visited-style-name="Visited_20_Internet_20_Link">https://docs.google.com/document/d/1eCCb3rgqtQxcRwLdTr0P_hCK_drIZrm1Dpb4dlPeG6M/edit</text:a></text:p>
      <text:p text:style-name="P30"/>
      <text:p text:style-name="P27"/>
      <text:p text:style-name="P26"/>
      <text:p text:style-name="P25"/>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23T20:42:20.791159253</meta:creation-date>
    <dc:date>2020-03-14T13:19:08.562478408</dc:date>
    <meta:editing-duration>PT4H58M45S</meta:editing-duration>
    <meta:editing-cycles>21</meta:editing-cycles>
    <meta:generator>LibreOffice/6.3.4.2$Linux_X86_64 LibreOffice_project/30$Build-2</meta:generator>
    <meta:document-statistic meta:table-count="0" meta:image-count="0" meta:object-count="0" meta:page-count="3" meta:paragraph-count="53" meta:word-count="1118" meta:character-count="7524" meta:non-whitespace-character-count="6455"/>
  </office:meta>
</office:document-meta>
</file>